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4A0</text:p>
          </table:table-cell>
          <table:table-cell table:style-name="ce3" office:value-type="string">
            <text:p>66.22 × 93.62</text:p>
          </table:table-cell>
          <table:table-cell table:formula="of:=SUBSTITUTE(TEXT(ROUND(VALUE(SUBSTITUTE(LEFT([.B1];SEARCH(&quot;×&quot;;[.B1])-1);&quot;.&quot;;&quot;,&quot;))*72;0);&quot;#,0&quot;);&quot;,&quot;;&quot;.&quot;)" office:value-type="string" office:string-value="4768.0">
            <text:p>4768.0</text:p>
          </table:table-cell>
          <table:table-cell table:formula="of:=SUBSTITUTE(TEXT(ROUND(VALUE(SUBSTITUTE(RIGHT([.B1];LEN([.B1])-SEARCH(&quot;×&quot;;[.B1]));&quot;.&quot;;&quot;,&quot;))*72;0);&quot;#,0&quot;);&quot;,&quot;;&quot;.&quot;)" office:value-type="string" office:string-value="6741.0">
            <text:p>6741.0</text:p>
          </table:table-cell>
          <table:table-cell table:formula="of:=&quot;liststore.append([_('&quot;&amp;[.A1]&amp;&quot;'),&quot;&amp;[.C1]&amp;&quot;,&quot;&amp;[.D1]&amp;&quot;])&quot;" office:value-type="string" office:string-value="liststore.append([_('4A0'),4768.0,6741.0])">
            <text:p>liststore.append([_('4A0'),4768.0,6741.0])</text:p>
          </table:table-cell>
        </table:table-row>
        <table:table-row table:style-name="ro1">
          <table:table-cell table:style-name="ce1" office:value-type="string">
            <text:p>2A0</text:p>
          </table:table-cell>
          <table:table-cell table:style-name="ce3" office:value-type="string">
            <text:p>46.81 × 66.22</text:p>
          </table:table-cell>
          <table:table-cell table:formula="of:=SUBSTITUTE(TEXT(ROUND(VALUE(SUBSTITUTE(LEFT([.B2];SEARCH(&quot;×&quot;;[.B2])-1);&quot;.&quot;;&quot;,&quot;))*72;0);&quot;#,0&quot;);&quot;,&quot;;&quot;.&quot;)" office:value-type="string" office:string-value="3370.0">
            <text:p>3370.0</text:p>
          </table:table-cell>
          <table:table-cell table:formula="of:=SUBSTITUTE(TEXT(ROUND(VALUE(SUBSTITUTE(RIGHT([.B2];LEN([.B2])-SEARCH(&quot;×&quot;;[.B2]));&quot;.&quot;;&quot;,&quot;))*72;0);&quot;#,0&quot;);&quot;,&quot;;&quot;.&quot;)" office:value-type="string" office:string-value="4768.0">
            <text:p>4768.0</text:p>
          </table:table-cell>
          <table:table-cell table:formula="of:=&quot;liststore.append([_('&quot;&amp;[.A2]&amp;&quot;'),&quot;&amp;[.C2]&amp;&quot;,&quot;&amp;[.D2]&amp;&quot;])&quot;" office:value-type="string" office:string-value="liststore.append([_('2A0'),3370.0,4768.0])">
            <text:p>liststore.append([_('2A0'),3370.0,4768.0])</text:p>
          </table:table-cell>
        </table:table-row>
        <table:table-row table:style-name="ro1">
          <table:table-cell table:style-name="ce1" office:value-type="string">
            <text:p>A0</text:p>
          </table:table-cell>
          <table:table-cell table:style-name="ce3" office:value-type="string">
            <text:p>33.11 × 46.81</text:p>
          </table:table-cell>
          <table:table-cell table:formula="of:=SUBSTITUTE(TEXT(ROUND(VALUE(SUBSTITUTE(LEFT([.B3];SEARCH(&quot;×&quot;;[.B3])-1);&quot;.&quot;;&quot;,&quot;))*72;0);&quot;#,0&quot;);&quot;,&quot;;&quot;.&quot;)" office:value-type="string" office:string-value="2384.0">
            <text:p>2384.0</text:p>
          </table:table-cell>
          <table:table-cell table:formula="of:=SUBSTITUTE(TEXT(ROUND(VALUE(SUBSTITUTE(RIGHT([.B3];LEN([.B3])-SEARCH(&quot;×&quot;;[.B3]));&quot;.&quot;;&quot;,&quot;))*72;0);&quot;#,0&quot;);&quot;,&quot;;&quot;.&quot;)" office:value-type="string" office:string-value="3370.0">
            <text:p>3370.0</text:p>
          </table:table-cell>
          <table:table-cell table:formula="of:=&quot;liststore.append([_('&quot;&amp;[.A3]&amp;&quot;'),&quot;&amp;[.C3]&amp;&quot;,&quot;&amp;[.D3]&amp;&quot;])&quot;" office:value-type="string" office:string-value="liststore.append([_('A0'),2384.0,3370.0])">
            <text:p>liststore.append([_('A0'),2384.0,3370.0])</text:p>
          </table:table-cell>
        </table:table-row>
        <table:table-row table:style-name="ro1">
          <table:table-cell table:style-name="ce1" office:value-type="string">
            <text:p>A1</text:p>
          </table:table-cell>
          <table:table-cell table:style-name="ce3" office:value-type="string">
            <text:p>23.39 × 33.11</text:p>
          </table:table-cell>
          <table:table-cell table:formula="of:=SUBSTITUTE(TEXT(ROUND(VALUE(SUBSTITUTE(LEFT([.B4];SEARCH(&quot;×&quot;;[.B4])-1);&quot;.&quot;;&quot;,&quot;))*72;0);&quot;#,0&quot;);&quot;,&quot;;&quot;.&quot;)" office:value-type="string" office:string-value="1684.0">
            <text:p>1684.0</text:p>
          </table:table-cell>
          <table:table-cell table:formula="of:=SUBSTITUTE(TEXT(ROUND(VALUE(SUBSTITUTE(RIGHT([.B4];LEN([.B4])-SEARCH(&quot;×&quot;;[.B4]));&quot;.&quot;;&quot;,&quot;))*72;0);&quot;#,0&quot;);&quot;,&quot;;&quot;.&quot;)" office:value-type="string" office:string-value="2384.0">
            <text:p>2384.0</text:p>
          </table:table-cell>
          <table:table-cell table:formula="of:=&quot;liststore.append([_('&quot;&amp;[.A4]&amp;&quot;'),&quot;&amp;[.C4]&amp;&quot;,&quot;&amp;[.D4]&amp;&quot;])&quot;" office:value-type="string" office:string-value="liststore.append([_('A1'),1684.0,2384.0])">
            <text:p>liststore.append([_('A1'),1684.0,2384.0])</text:p>
          </table:table-cell>
        </table:table-row>
        <table:table-row table:style-name="ro1">
          <table:table-cell table:style-name="ce1" office:value-type="string">
            <text:p>Elephant</text:p>
          </table:table-cell>
          <table:table-cell table:style-name="ce3" office:value-type="string">
            <text:p>23 × 28</text:p>
          </table:table-cell>
          <table:table-cell table:formula="of:=SUBSTITUTE(TEXT(ROUND(VALUE(SUBSTITUTE(LEFT([.B5];SEARCH(&quot;×&quot;;[.B5])-1);&quot;.&quot;;&quot;,&quot;))*72;0);&quot;#,0&quot;);&quot;,&quot;;&quot;.&quot;)" office:value-type="string" office:string-value="1656.0">
            <text:p>1656.0</text:p>
          </table:table-cell>
          <table:table-cell table:formula="of:=SUBSTITUTE(TEXT(ROUND(VALUE(SUBSTITUTE(RIGHT([.B5];LEN([.B5])-SEARCH(&quot;×&quot;;[.B5]));&quot;.&quot;;&quot;,&quot;))*72;0);&quot;#,0&quot;);&quot;,&quot;;&quot;.&quot;)" office:value-type="string" office:string-value="2016.0">
            <text:p>2016.0</text:p>
          </table:table-cell>
          <table:table-cell table:formula="of:=&quot;liststore.append([_('&quot;&amp;[.A5]&amp;&quot;'),&quot;&amp;[.C5]&amp;&quot;,&quot;&amp;[.D5]&amp;&quot;])&quot;" office:value-type="string" office:string-value="liststore.append([_('Elephant'),1656.0,2016.0])">
            <text:p>liststore.append([_('Elephant'),1656.0,2016.0])</text:p>
          </table:table-cell>
        </table:table-row>
        <table:table-row table:style-name="ro1">
          <table:table-cell table:style-name="ce1" office:value-type="string">
            <text:p>Royal</text:p>
          </table:table-cell>
          <table:table-cell table:style-name="ce3" office:value-type="string">
            <text:p>20 × 25</text:p>
          </table:table-cell>
          <table:table-cell table:formula="of:=SUBSTITUTE(TEXT(ROUND(VALUE(SUBSTITUTE(LEFT([.B6];SEARCH(&quot;×&quot;;[.B6])-1);&quot;.&quot;;&quot;,&quot;))*72;0);&quot;#,0&quot;);&quot;,&quot;;&quot;.&quot;)" office:value-type="string" office:string-value="1440.0">
            <text:p>1440.0</text:p>
          </table:table-cell>
          <table:table-cell table:formula="of:=SUBSTITUTE(TEXT(ROUND(VALUE(SUBSTITUTE(RIGHT([.B6];LEN([.B6])-SEARCH(&quot;×&quot;;[.B6]));&quot;.&quot;;&quot;,&quot;))*72;0);&quot;#,0&quot;);&quot;,&quot;;&quot;.&quot;)" office:value-type="string" office:string-value="1800.0">
            <text:p>1800.0</text:p>
          </table:table-cell>
          <table:table-cell table:formula="of:=&quot;liststore.append([_('&quot;&amp;[.A6]&amp;&quot;'),&quot;&amp;[.C6]&amp;&quot;,&quot;&amp;[.D6]&amp;&quot;])&quot;" office:value-type="string" office:string-value="liststore.append([_('Royal'),1440.0,1800.0])">
            <text:p>liststore.append([_('Royal'),1440.0,1800.0])</text:p>
          </table:table-cell>
        </table:table-row>
        <table:table-row table:style-name="ro1">
          <table:table-cell table:style-name="ce1" office:value-type="string">
            <text:p>Broadsheet</text:p>
          </table:table-cell>
          <table:table-cell table:style-name="ce3" office:value-type="string">
            <text:p>18 × 24</text:p>
          </table:table-cell>
          <table:table-cell table:formula="of:=SUBSTITUTE(TEXT(ROUND(VALUE(SUBSTITUTE(LEFT([.B7];SEARCH(&quot;×&quot;;[.B7])-1);&quot;.&quot;;&quot;,&quot;))*72;0);&quot;#,0&quot;);&quot;,&quot;;&quot;.&quot;)" office:value-type="string" office:string-value="1296.0">
            <text:p>1296.0</text:p>
          </table:table-cell>
          <table:table-cell table:formula="of:=SUBSTITUTE(TEXT(ROUND(VALUE(SUBSTITUTE(RIGHT([.B7];LEN([.B7])-SEARCH(&quot;×&quot;;[.B7]));&quot;.&quot;;&quot;,&quot;))*72;0);&quot;#,0&quot;);&quot;,&quot;;&quot;.&quot;)" office:value-type="string" office:string-value="1728.0">
            <text:p>1728.0</text:p>
          </table:table-cell>
          <table:table-cell table:formula="of:=&quot;liststore.append([_('&quot;&amp;[.A7]&amp;&quot;'),&quot;&amp;[.C7]&amp;&quot;,&quot;&amp;[.D7]&amp;&quot;])&quot;" office:value-type="string" office:string-value="liststore.append([_('Broadsheet'),1296.0,1728.0])">
            <text:p>liststore.append([_('Broadsheet'),1296.0,1728.0])</text:p>
          </table:table-cell>
        </table:table-row>
        <table:table-row table:style-name="ro1">
          <table:table-cell table:style-name="ce1" office:value-type="string">
            <text:p>A2</text:p>
          </table:table-cell>
          <table:table-cell table:style-name="ce3" office:value-type="string">
            <text:p>16.54 × 23.39</text:p>
          </table:table-cell>
          <table:table-cell table:formula="of:=SUBSTITUTE(TEXT(ROUND(VALUE(SUBSTITUTE(LEFT([.B8];SEARCH(&quot;×&quot;;[.B8])-1);&quot;.&quot;;&quot;,&quot;))*72;0);&quot;#,0&quot;);&quot;,&quot;;&quot;.&quot;)" office:value-type="string" office:string-value="1191.0">
            <text:p>1191.0</text:p>
          </table:table-cell>
          <table:table-cell table:formula="of:=SUBSTITUTE(TEXT(ROUND(VALUE(SUBSTITUTE(RIGHT([.B8];LEN([.B8])-SEARCH(&quot;×&quot;;[.B8]));&quot;.&quot;;&quot;,&quot;))*72;0);&quot;#,0&quot;);&quot;,&quot;;&quot;.&quot;)" office:value-type="string" office:string-value="1684.0">
            <text:p>1684.0</text:p>
          </table:table-cell>
          <table:table-cell table:formula="of:=&quot;liststore.append([_('&quot;&amp;[.A8]&amp;&quot;'),&quot;&amp;[.C8]&amp;&quot;,&quot;&amp;[.D8]&amp;&quot;])&quot;" office:value-type="string" office:string-value="liststore.append([_('A2'),1191.0,1684.0])">
            <text:p>liststore.append([_('A2'),1191.0,1684.0])</text:p>
          </table:table-cell>
        </table:table-row>
        <table:table-row table:style-name="ro1">
          <table:table-cell table:style-name="ce1" office:value-type="string">
            <text:p>Medium</text:p>
          </table:table-cell>
          <table:table-cell table:style-name="ce3" office:value-type="string">
            <text:p>18 × 23</text:p>
          </table:table-cell>
          <table:table-cell table:formula="of:=SUBSTITUTE(TEXT(ROUND(VALUE(SUBSTITUTE(LEFT([.B9];SEARCH(&quot;×&quot;;[.B9])-1);&quot;.&quot;;&quot;,&quot;))*72;0);&quot;#,0&quot;);&quot;,&quot;;&quot;.&quot;)" office:value-type="string" office:string-value="1296.0">
            <text:p>1296.0</text:p>
          </table:table-cell>
          <table:table-cell table:formula="of:=SUBSTITUTE(TEXT(ROUND(VALUE(SUBSTITUTE(RIGHT([.B9];LEN([.B9])-SEARCH(&quot;×&quot;;[.B9]));&quot;.&quot;;&quot;,&quot;))*72;0);&quot;#,0&quot;);&quot;,&quot;;&quot;.&quot;)" office:value-type="string" office:string-value="1656.0">
            <text:p>1656.0</text:p>
          </table:table-cell>
          <table:table-cell table:formula="of:=&quot;liststore.append([_('&quot;&amp;[.A9]&amp;&quot;'),&quot;&amp;[.C9]&amp;&quot;,&quot;&amp;[.D9]&amp;&quot;])&quot;" office:value-type="string" office:string-value="liststore.append([_('Medium'),1296.0,1656.0])">
            <text:p>liststore.append([_('Medium'),1296.0,1656.0])</text:p>
          </table:table-cell>
        </table:table-row>
        <table:table-row table:style-name="ro1">
          <table:table-cell table:style-name="ce1" office:value-type="string">
            <text:p>Crown</text:p>
          </table:table-cell>
          <table:table-cell table:style-name="ce3" office:value-type="string">
            <text:p>15 × 20</text:p>
          </table:table-cell>
          <table:table-cell table:formula="of:=SUBSTITUTE(TEXT(ROUND(VALUE(SUBSTITUTE(LEFT([.B10];SEARCH(&quot;×&quot;;[.B10])-1);&quot;.&quot;;&quot;,&quot;))*72;0);&quot;#,0&quot;);&quot;,&quot;;&quot;.&quot;)" office:value-type="string" office:string-value="1080.0">
            <text:p>1080.0</text:p>
          </table:table-cell>
          <table:table-cell table:formula="of:=SUBSTITUTE(TEXT(ROUND(VALUE(SUBSTITUTE(RIGHT([.B10];LEN([.B10])-SEARCH(&quot;×&quot;;[.B10]));&quot;.&quot;;&quot;,&quot;))*72;0);&quot;#,0&quot;);&quot;,&quot;;&quot;.&quot;)" office:value-type="string" office:string-value="1440.0">
            <text:p>1440.0</text:p>
          </table:table-cell>
          <table:table-cell table:formula="of:=&quot;liststore.append([_('&quot;&amp;[.A10]&amp;&quot;'),&quot;&amp;[.C10]&amp;&quot;,&quot;&amp;[.D10]&amp;&quot;])&quot;" office:value-type="string" office:string-value="liststore.append([_('Crown'),1080.0,1440.0])">
            <text:p>liststore.append([_('Crown'),1080.0,1440.0])</text:p>
          </table:table-cell>
        </table:table-row>
        <table:table-row table:style-name="ro1">
          <table:table-cell table:style-name="ce1" office:value-type="string">
            <text:p>Post</text:p>
          </table:table-cell>
          <table:table-cell table:style-name="ce3" office:value-type="string">
            <text:p>15.5 × 19.5</text:p>
          </table:table-cell>
          <table:table-cell table:formula="of:=SUBSTITUTE(TEXT(ROUND(VALUE(SUBSTITUTE(LEFT([.B11];SEARCH(&quot;×&quot;;[.B11])-1);&quot;.&quot;;&quot;,&quot;))*72;0);&quot;#,0&quot;);&quot;,&quot;;&quot;.&quot;)" office:value-type="string" office:string-value="1116.0">
            <text:p>1116.0</text:p>
          </table:table-cell>
          <table:table-cell table:formula="of:=SUBSTITUTE(TEXT(ROUND(VALUE(SUBSTITUTE(RIGHT([.B11];LEN([.B11])-SEARCH(&quot;×&quot;;[.B11]));&quot;.&quot;;&quot;,&quot;))*72;0);&quot;#,0&quot;);&quot;,&quot;;&quot;.&quot;)" office:value-type="string" office:string-value="1404.0">
            <text:p>1404.0</text:p>
          </table:table-cell>
          <table:table-cell table:formula="of:=&quot;liststore.append([_('&quot;&amp;[.A11]&amp;&quot;'),&quot;&amp;[.C11]&amp;&quot;,&quot;&amp;[.D11]&amp;&quot;])&quot;" office:value-type="string" office:string-value="liststore.append([_('Post'),1116.0,1404.0])">
            <text:p>liststore.append([_('Post'),1116.0,1404.0])</text:p>
          </table:table-cell>
        </table:table-row>
        <table:table-row table:style-name="ro1">
          <table:table-cell table:style-name="ce1" office:value-type="string">
            <text:p>Tabloid</text:p>
          </table:table-cell>
          <table:table-cell table:style-name="ce3" office:value-type="string">
            <text:p>11 × 17</text:p>
          </table:table-cell>
          <table:table-cell table:formula="of:=SUBSTITUTE(TEXT(ROUND(VALUE(SUBSTITUTE(LEFT([.B12];SEARCH(&quot;×&quot;;[.B12])-1);&quot;.&quot;;&quot;,&quot;))*72;0);&quot;#,0&quot;);&quot;,&quot;;&quot;.&quot;)" office:value-type="string" office:string-value="792.0">
            <text:p>792.0</text:p>
          </table:table-cell>
          <table:table-cell table:formula="of:=SUBSTITUTE(TEXT(ROUND(VALUE(SUBSTITUTE(RIGHT([.B12];LEN([.B12])-SEARCH(&quot;×&quot;;[.B12]));&quot;.&quot;;&quot;,&quot;))*72;0);&quot;#,0&quot;);&quot;,&quot;;&quot;.&quot;)" office:value-type="string" office:string-value="1224.0">
            <text:p>1224.0</text:p>
          </table:table-cell>
          <table:table-cell table:formula="of:=&quot;liststore.append([_('&quot;&amp;[.A12]&amp;&quot;'),&quot;&amp;[.C12]&amp;&quot;,&quot;&amp;[.D12]&amp;&quot;])&quot;" office:value-type="string" office:string-value="liststore.append([_('Tabloid'),792.0,1224.0])">
            <text:p>liststore.append([_('Tabloid'),792.0,1224.0])</text:p>
          </table:table-cell>
        </table:table-row>
        <table:table-row table:style-name="ro1">
          <table:table-cell table:style-name="ce1" office:value-type="string">
            <text:p>Ledger</text:p>
          </table:table-cell>
          <table:table-cell table:style-name="ce3" office:value-type="string">
            <text:p>11 × 17</text:p>
          </table:table-cell>
          <table:table-cell table:formula="of:=SUBSTITUTE(TEXT(ROUND(VALUE(SUBSTITUTE(LEFT([.B13];SEARCH(&quot;×&quot;;[.B13])-1);&quot;.&quot;;&quot;,&quot;))*72;0);&quot;#,0&quot;);&quot;,&quot;;&quot;.&quot;)" office:value-type="string" office:string-value="792.0">
            <text:p>792.0</text:p>
          </table:table-cell>
          <table:table-cell table:formula="of:=SUBSTITUTE(TEXT(ROUND(VALUE(SUBSTITUTE(RIGHT([.B13];LEN([.B13])-SEARCH(&quot;×&quot;;[.B13]));&quot;.&quot;;&quot;,&quot;))*72;0);&quot;#,0&quot;);&quot;,&quot;;&quot;.&quot;)" office:value-type="string" office:string-value="1224.0">
            <text:p>1224.0</text:p>
          </table:table-cell>
          <table:table-cell table:formula="of:=&quot;liststore.append([_('&quot;&amp;[.A13]&amp;&quot;'),&quot;&amp;[.C13]&amp;&quot;,&quot;&amp;[.D13]&amp;&quot;])&quot;" office:value-type="string" office:string-value="liststore.append([_('Ledger'),792.0,1224.0])">
            <text:p>liststore.append([_('Ledger'),792.0,1224.0])</text:p>
          </table:table-cell>
        </table:table-row>
        <table:table-row table:style-name="ro1">
          <table:table-cell table:style-name="ce1" office:value-type="string">
            <text:p>A3</text:p>
          </table:table-cell>
          <table:table-cell table:style-name="ce3" office:value-type="string">
            <text:p>11.69 × 16.54</text:p>
          </table:table-cell>
          <table:table-cell table:formula="of:=SUBSTITUTE(TEXT(ROUND(VALUE(SUBSTITUTE(LEFT([.B14];SEARCH(&quot;×&quot;;[.B14])-1);&quot;.&quot;;&quot;,&quot;))*72;0);&quot;#,0&quot;);&quot;,&quot;;&quot;.&quot;)" office:value-type="string" office:string-value="842.0">
            <text:p>842.0</text:p>
          </table:table-cell>
          <table:table-cell table:formula="of:=SUBSTITUTE(TEXT(ROUND(VALUE(SUBSTITUTE(RIGHT([.B14];LEN([.B14])-SEARCH(&quot;×&quot;;[.B14]));&quot;.&quot;;&quot;,&quot;))*72;0);&quot;#,0&quot;);&quot;,&quot;;&quot;.&quot;)" office:value-type="string" office:string-value="1191.0">
            <text:p>1191.0</text:p>
          </table:table-cell>
          <table:table-cell table:formula="of:=&quot;liststore.append([_('&quot;&amp;[.A14]&amp;&quot;'),&quot;&amp;[.C14]&amp;&quot;,&quot;&amp;[.D14]&amp;&quot;])&quot;" office:value-type="string" office:string-value="liststore.append([_('A3'),842.0,1191.0])">
            <text:p>liststore.append([_('A3'),842.0,1191.0])</text:p>
          </table:table-cell>
        </table:table-row>
        <table:table-row table:style-name="ro1">
          <table:table-cell table:style-name="ce1" office:value-type="string">
            <text:p>Legal</text:p>
          </table:table-cell>
          <table:table-cell table:style-name="ce3" office:value-type="string">
            <text:p>8.5 × 14</text:p>
          </table:table-cell>
          <table:table-cell table:formula="of:=SUBSTITUTE(TEXT(ROUND(VALUE(SUBSTITUTE(LEFT([.B15];SEARCH(&quot;×&quot;;[.B15])-1);&quot;.&quot;;&quot;,&quot;))*72;0);&quot;#,0&quot;);&quot;,&quot;;&quot;.&quot;)" office:value-type="string" office:string-value="612.0">
            <text:p>612.0</text:p>
          </table:table-cell>
          <table:table-cell table:formula="of:=SUBSTITUTE(TEXT(ROUND(VALUE(SUBSTITUTE(RIGHT([.B15];LEN([.B15])-SEARCH(&quot;×&quot;;[.B15]));&quot;.&quot;;&quot;,&quot;))*72;0);&quot;#,0&quot;);&quot;,&quot;;&quot;.&quot;)" office:value-type="string" office:string-value="1008.0">
            <text:p>1008.0</text:p>
          </table:table-cell>
          <table:table-cell table:formula="of:=&quot;liststore.append([_('&quot;&amp;[.A15]&amp;&quot;'),&quot;&amp;[.C15]&amp;&quot;,&quot;&amp;[.D15]&amp;&quot;])&quot;" office:value-type="string" office:string-value="liststore.append([_('Legal'),612.0,1008.0])">
            <text:p>liststore.append([_('Legal'),612.0,1008.0])</text:p>
          </table:table-cell>
        </table:table-row>
        <table:table-row table:style-name="ro1">
          <table:table-cell table:style-name="ce1" office:value-type="string">
            <text:p><text:s/>Folio</text:p>
          </table:table-cell>
          <table:table-cell table:style-name="ce3" office:value-type="string">
            <text:p>8.27 × 13</text:p>
          </table:table-cell>
          <table:table-cell table:formula="of:=SUBSTITUTE(TEXT(ROUND(VALUE(SUBSTITUTE(LEFT([.B16];SEARCH(&quot;×&quot;;[.B16])-1);&quot;.&quot;;&quot;,&quot;))*72;0);&quot;#,0&quot;);&quot;,&quot;;&quot;.&quot;)" office:value-type="string" office:string-value="595.0">
            <text:p>595.0</text:p>
          </table:table-cell>
          <table:table-cell table:formula="of:=SUBSTITUTE(TEXT(ROUND(VALUE(SUBSTITUTE(RIGHT([.B16];LEN([.B16])-SEARCH(&quot;×&quot;;[.B16]));&quot;.&quot;;&quot;,&quot;))*72;0);&quot;#,0&quot;);&quot;,&quot;;&quot;.&quot;)" office:value-type="string" office:string-value="936.0">
            <text:p>936.0</text:p>
          </table:table-cell>
          <table:table-cell table:formula="of:=&quot;liststore.append([_('&quot;&amp;[.A16]&amp;&quot;'),&quot;&amp;[.C16]&amp;&quot;,&quot;&amp;[.D16]&amp;&quot;])&quot;" office:value-type="string" office:string-value="liststore.append([_(' Folio'),595.0,936.0])">
            <text:p>liststore.append([_(' Folio'),595.0,936.0])</text:p>
          </table:table-cell>
        </table:table-row>
        <table:table-row table:style-name="ro1">
          <table:table-cell table:style-name="ce1" office:value-type="string">
            <text:p>Fanfold</text:p>
          </table:table-cell>
          <table:table-cell table:style-name="ce3" office:value-type="string">
            <text:p>8.5 × 12</text:p>
          </table:table-cell>
          <table:table-cell table:formula="of:=SUBSTITUTE(TEXT(ROUND(VALUE(SUBSTITUTE(LEFT([.B17];SEARCH(&quot;×&quot;;[.B17])-1);&quot;.&quot;;&quot;,&quot;))*72;0);&quot;#,0&quot;);&quot;,&quot;;&quot;.&quot;)" office:value-type="string" office:string-value="612.0">
            <text:p>612.0</text:p>
          </table:table-cell>
          <table:table-cell table:formula="of:=SUBSTITUTE(TEXT(ROUND(VALUE(SUBSTITUTE(RIGHT([.B17];LEN([.B17])-SEARCH(&quot;×&quot;;[.B17]));&quot;.&quot;;&quot;,&quot;))*72;0);&quot;#,0&quot;);&quot;,&quot;;&quot;.&quot;)" office:value-type="string" office:string-value="864.0">
            <text:p>864.0</text:p>
          </table:table-cell>
          <table:table-cell table:formula="of:=&quot;liststore.append([_('&quot;&amp;[.A17]&amp;&quot;'),&quot;&amp;[.C17]&amp;&quot;,&quot;&amp;[.D17]&amp;&quot;])&quot;" office:value-type="string" office:string-value="liststore.append([_('Fanfold'),612.0,864.0])">
            <text:p>liststore.append([_('Fanfold'),612.0,864.0])</text:p>
          </table:table-cell>
        </table:table-row>
        <table:table-row table:style-name="ro1">
          <table:table-cell table:style-name="ce1" office:value-type="string">
            <text:p>A4</text:p>
          </table:table-cell>
          <table:table-cell table:style-name="ce3" office:value-type="string">
            <text:p>8.27 × 11.69</text:p>
          </table:table-cell>
          <table:table-cell table:formula="of:=SUBSTITUTE(TEXT(ROUND(VALUE(SUBSTITUTE(LEFT([.B18];SEARCH(&quot;×&quot;;[.B18])-1);&quot;.&quot;;&quot;,&quot;))*72;0);&quot;#,0&quot;);&quot;,&quot;;&quot;.&quot;)" office:value-type="string" office:string-value="595.0">
            <text:p>595.0</text:p>
          </table:table-cell>
          <table:table-cell table:formula="of:=SUBSTITUTE(TEXT(ROUND(VALUE(SUBSTITUTE(RIGHT([.B18];LEN([.B18])-SEARCH(&quot;×&quot;;[.B18]));&quot;.&quot;;&quot;,&quot;))*72;0);&quot;#,0&quot;);&quot;,&quot;;&quot;.&quot;)" office:value-type="string" office:string-value="842.0">
            <text:p>842.0</text:p>
          </table:table-cell>
          <table:table-cell table:formula="of:=&quot;liststore.append([_('&quot;&amp;[.A18]&amp;&quot;'),&quot;&amp;[.C18]&amp;&quot;,&quot;&amp;[.D18]&amp;&quot;])&quot;" office:value-type="string" office:string-value="liststore.append([_('A4'),595.0,842.0])">
            <text:p>liststore.append([_('A4'),595.0,842.0])</text:p>
          </table:table-cell>
        </table:table-row>
        <table:table-row table:style-name="ro1">
          <table:table-cell table:style-name="ce2" office:value-type="string">
            <text:p>Letter</text:p>
          </table:table-cell>
          <table:table-cell table:style-name="ce3" office:value-type="string">
            <text:p>8.5 × 11</text:p>
          </table:table-cell>
          <table:table-cell table:formula="of:=SUBSTITUTE(TEXT(ROUND(VALUE(SUBSTITUTE(LEFT([.B19];SEARCH(&quot;×&quot;;[.B19])-1);&quot;.&quot;;&quot;,&quot;))*72;0);&quot;#,0&quot;);&quot;,&quot;;&quot;.&quot;)" office:value-type="string" office:string-value="612.0">
            <text:p>612.0</text:p>
          </table:table-cell>
          <table:table-cell table:formula="of:=SUBSTITUTE(TEXT(ROUND(VALUE(SUBSTITUTE(RIGHT([.B19];LEN([.B19])-SEARCH(&quot;×&quot;;[.B19]));&quot;.&quot;;&quot;,&quot;))*72;0);&quot;#,0&quot;);&quot;,&quot;;&quot;.&quot;)" office:value-type="string" office:string-value="792.0">
            <text:p>792.0</text:p>
          </table:table-cell>
          <table:table-cell table:formula="of:=&quot;liststore.append([_('&quot;&amp;[.A19]&amp;&quot;'),&quot;&amp;[.C19]&amp;&quot;,&quot;&amp;[.D19]&amp;&quot;])&quot;" office:value-type="string" office:string-value="liststore.append([_('Letter'),612.0,792.0])">
            <text:p>liststore.append([_('Letter'),612.0,792.0])</text:p>
          </table:table-cell>
        </table:table-row>
        <table:table-row table:style-name="ro1">
          <table:table-cell table:style-name="ce1" office:value-type="string">
            <text:p>Quarto</text:p>
          </table:table-cell>
          <table:table-cell table:style-name="ce3" office:value-type="string">
            <text:p>9 × 11</text:p>
          </table:table-cell>
          <table:table-cell table:formula="of:=SUBSTITUTE(TEXT(ROUND(VALUE(SUBSTITUTE(LEFT([.B20];SEARCH(&quot;×&quot;;[.B20])-1);&quot;.&quot;;&quot;,&quot;))*72;0);&quot;#,0&quot;);&quot;,&quot;;&quot;.&quot;)" office:value-type="string" office:string-value="648.0">
            <text:p>648.0</text:p>
          </table:table-cell>
          <table:table-cell table:formula="of:=SUBSTITUTE(TEXT(ROUND(VALUE(SUBSTITUTE(RIGHT([.B20];LEN([.B20])-SEARCH(&quot;×&quot;;[.B20]));&quot;.&quot;;&quot;,&quot;))*72;0);&quot;#,0&quot;);&quot;,&quot;;&quot;.&quot;)" office:value-type="string" office:string-value="792.0">
            <text:p>792.0</text:p>
          </table:table-cell>
          <table:table-cell table:formula="of:=&quot;liststore.append([_('&quot;&amp;[.A20]&amp;&quot;'),&quot;&amp;[.C20]&amp;&quot;,&quot;&amp;[.D20]&amp;&quot;])&quot;" office:value-type="string" office:string-value="liststore.append([_('Quarto'),648.0,792.0])">
            <text:p>liststore.append([_('Quarto'),648.0,792.0])</text:p>
          </table:table-cell>
        </table:table-row>
        <table:table-row table:style-name="ro1">
          <table:table-cell table:style-name="ce1" office:value-type="string">
            <text:p>A5</text:p>
          </table:table-cell>
          <table:table-cell table:style-name="ce3" office:value-type="string">
            <text:p>5.83 × 8.27</text:p>
          </table:table-cell>
          <table:table-cell table:formula="of:=SUBSTITUTE(TEXT(ROUND(VALUE(SUBSTITUTE(LEFT([.B21];SEARCH(&quot;×&quot;;[.B21])-1);&quot;.&quot;;&quot;,&quot;))*72;0);&quot;#,0&quot;);&quot;,&quot;;&quot;.&quot;)" office:value-type="string" office:string-value="420.0">
            <text:p>420.0</text:p>
          </table:table-cell>
          <table:table-cell table:formula="of:=SUBSTITUTE(TEXT(ROUND(VALUE(SUBSTITUTE(RIGHT([.B21];LEN([.B21])-SEARCH(&quot;×&quot;;[.B21]));&quot;.&quot;;&quot;,&quot;))*72;0);&quot;#,0&quot;);&quot;,&quot;;&quot;.&quot;)" office:value-type="string" office:string-value="595.0">
            <text:p>595.0</text:p>
          </table:table-cell>
          <table:table-cell table:formula="of:=&quot;liststore.append([_('&quot;&amp;[.A21]&amp;&quot;'),&quot;&amp;[.C21]&amp;&quot;,&quot;&amp;[.D21]&amp;&quot;])&quot;" office:value-type="string" office:string-value="liststore.append([_('A5'),420.0,595.0])">
            <text:p>liststore.append([_('A5'),420.0,595.0])</text:p>
          </table:table-cell>
        </table:table-row>
        <table:table-row table:style-name="ro1">
          <table:table-cell table:style-name="ce1" office:value-type="string">
            <text:p>Junior Legal</text:p>
          </table:table-cell>
          <table:table-cell table:style-name="ce3" office:value-type="string">
            <text:p>5.0 × 8.0</text:p>
          </table:table-cell>
          <table:table-cell table:formula="of:=SUBSTITUTE(TEXT(ROUND(VALUE(SUBSTITUTE(LEFT([.B22];SEARCH(&quot;×&quot;;[.B22])-1);&quot;.&quot;;&quot;,&quot;))*72;0);&quot;#,0&quot;);&quot;,&quot;;&quot;.&quot;)" office:value-type="string" office:string-value="360.0">
            <text:p>360.0</text:p>
          </table:table-cell>
          <table:table-cell table:formula="of:=SUBSTITUTE(TEXT(ROUND(VALUE(SUBSTITUTE(RIGHT([.B22];LEN([.B22])-SEARCH(&quot;×&quot;;[.B22]));&quot;.&quot;;&quot;,&quot;))*72;0);&quot;#,0&quot;);&quot;,&quot;;&quot;.&quot;)" office:value-type="string" office:string-value="576.0">
            <text:p>576.0</text:p>
          </table:table-cell>
          <table:table-cell table:formula="of:=&quot;liststore.append([_('&quot;&amp;[.A22]&amp;&quot;'),&quot;&amp;[.C22]&amp;&quot;,&quot;&amp;[.D22]&amp;&quot;])&quot;" office:value-type="string" office:string-value="liststore.append([_('Junior Legal'),360.0,576.0])">
            <text:p>liststore.append([_('Junior Legal'),360.0,576.0])</text:p>
          </table:table-cell>
        </table:table-row>
        <table:table-row table:style-name="ro1">
          <table:table-cell table:style-name="ce1" office:value-type="string">
            <text:p>A6</text:p>
          </table:table-cell>
          <table:table-cell table:style-name="ce3" office:value-type="string">
            <text:p>4.13 × 5.83</text:p>
          </table:table-cell>
          <table:table-cell table:formula="of:=SUBSTITUTE(TEXT(ROUND(VALUE(SUBSTITUTE(LEFT([.B23];SEARCH(&quot;×&quot;;[.B23])-1);&quot;.&quot;;&quot;,&quot;))*72;0);&quot;#,0&quot;);&quot;,&quot;;&quot;.&quot;)" office:value-type="string" office:string-value="297.0">
            <text:p>297.0</text:p>
          </table:table-cell>
          <table:table-cell table:formula="of:=SUBSTITUTE(TEXT(ROUND(VALUE(SUBSTITUTE(RIGHT([.B23];LEN([.B23])-SEARCH(&quot;×&quot;;[.B23]));&quot;.&quot;;&quot;,&quot;))*72;0);&quot;#,0&quot;);&quot;,&quot;;&quot;.&quot;)" office:value-type="string" office:string-value="420.0">
            <text:p>420.0</text:p>
          </table:table-cell>
          <table:table-cell table:formula="of:=&quot;liststore.append([_('&quot;&amp;[.A23]&amp;&quot;'),&quot;&amp;[.C23]&amp;&quot;,&quot;&amp;[.D23]&amp;&quot;])&quot;" office:value-type="string" office:string-value="liststore.append([_('A6'),297.0,420.0])">
            <text:p>liststore.append([_('A6'),297.0,420.0])</text:p>
          </table:table-cell>
        </table:table-row>
        <table:table-row table:style-name="ro1">
          <table:table-cell table:style-name="ce1" office:value-type="string">
            <text:p>A7</text:p>
          </table:table-cell>
          <table:table-cell table:style-name="ce3" office:value-type="string">
            <text:p>2.91 × 4.13</text:p>
          </table:table-cell>
          <table:table-cell table:formula="of:=SUBSTITUTE(TEXT(ROUND(VALUE(SUBSTITUTE(LEFT([.B24];SEARCH(&quot;×&quot;;[.B24])-1);&quot;.&quot;;&quot;,&quot;))*72;0);&quot;#,0&quot;);&quot;,&quot;;&quot;.&quot;)" office:value-type="string" office:string-value="210.0">
            <text:p>210.0</text:p>
          </table:table-cell>
          <table:table-cell table:formula="of:=SUBSTITUTE(TEXT(ROUND(VALUE(SUBSTITUTE(RIGHT([.B24];LEN([.B24])-SEARCH(&quot;×&quot;;[.B24]));&quot;.&quot;;&quot;,&quot;))*72;0);&quot;#,0&quot;);&quot;,&quot;;&quot;.&quot;)" office:value-type="string" office:string-value="297.0">
            <text:p>297.0</text:p>
          </table:table-cell>
          <table:table-cell table:formula="of:=&quot;liststore.append([_('&quot;&amp;[.A24]&amp;&quot;'),&quot;&amp;[.C24]&amp;&quot;,&quot;&amp;[.D24]&amp;&quot;])&quot;" office:value-type="string" office:string-value="liststore.append([_('A7'),210.0,297.0])">
            <text:p>liststore.append([_('A7'),210.0,297.0])</text:p>
          </table:table-cell>
        </table:table-row>
        <table:table-row table:style-name="ro1">
          <table:table-cell table:style-name="ce1" office:value-type="string">
            <text:p>A8</text:p>
          </table:table-cell>
          <table:table-cell table:style-name="ce3" office:value-type="string">
            <text:p>2.05 × 2.91</text:p>
          </table:table-cell>
          <table:table-cell table:formula="of:=SUBSTITUTE(TEXT(ROUND(VALUE(SUBSTITUTE(LEFT([.B25];SEARCH(&quot;×&quot;;[.B25])-1);&quot;.&quot;;&quot;,&quot;))*72;0);&quot;#,0&quot;);&quot;,&quot;;&quot;.&quot;)" office:value-type="string" office:string-value="148.0">
            <text:p>148.0</text:p>
          </table:table-cell>
          <table:table-cell table:formula="of:=SUBSTITUTE(TEXT(ROUND(VALUE(SUBSTITUTE(RIGHT([.B25];LEN([.B25])-SEARCH(&quot;×&quot;;[.B25]));&quot;.&quot;;&quot;,&quot;))*72;0);&quot;#,0&quot;);&quot;,&quot;;&quot;.&quot;)" office:value-type="string" office:string-value="210.0">
            <text:p>210.0</text:p>
          </table:table-cell>
          <table:table-cell table:formula="of:=&quot;liststore.append([_('&quot;&amp;[.A25]&amp;&quot;'),&quot;&amp;[.C25]&amp;&quot;,&quot;&amp;[.D25]&amp;&quot;])&quot;" office:value-type="string" office:string-value="liststore.append([_('A8'),148.0,210.0])">
            <text:p>liststore.append([_('A8'),148.0,210.0])</text:p>
          </table:table-cell>
        </table:table-row>
        <table:table-row table:style-name="ro1">
          <table:table-cell table:style-name="ce1" office:value-type="string">
            <text:p>A9</text:p>
          </table:table-cell>
          <table:table-cell table:style-name="ce3" office:value-type="string">
            <text:p>1.46 × 2.05</text:p>
          </table:table-cell>
          <table:table-cell table:formula="of:=SUBSTITUTE(TEXT(ROUND(VALUE(SUBSTITUTE(LEFT([.B26];SEARCH(&quot;×&quot;;[.B26])-1);&quot;.&quot;;&quot;,&quot;))*72;0);&quot;#,0&quot;);&quot;,&quot;;&quot;.&quot;)" office:value-type="string" office:string-value="105.0">
            <text:p>105.0</text:p>
          </table:table-cell>
          <table:table-cell table:formula="of:=SUBSTITUTE(TEXT(ROUND(VALUE(SUBSTITUTE(RIGHT([.B26];LEN([.B26])-SEARCH(&quot;×&quot;;[.B26]));&quot;.&quot;;&quot;,&quot;))*72;0);&quot;#,0&quot;);&quot;,&quot;;&quot;.&quot;)" office:value-type="string" office:string-value="148.0">
            <text:p>148.0</text:p>
          </table:table-cell>
          <table:table-cell table:formula="of:=&quot;liststore.append([_('&quot;&amp;[.A26]&amp;&quot;'),&quot;&amp;[.C26]&amp;&quot;,&quot;&amp;[.D26]&amp;&quot;])&quot;" office:value-type="string" office:string-value="liststore.append([_('A9'),105.0,148.0])">
            <text:p>liststore.append([_('A9'),105.0,148.0])</text:p>
          </table:table-cell>
        </table:table-row>
        <table:table-row table:style-name="ro1">
          <table:table-cell table:style-name="ce1" office:value-type="string">
            <text:p>A10</text:p>
          </table:table-cell>
          <table:table-cell table:style-name="ce3" office:value-type="string">
            <text:p>1.02 × 1.46</text:p>
          </table:table-cell>
          <table:table-cell table:formula="of:=SUBSTITUTE(TEXT(ROUND(VALUE(SUBSTITUTE(LEFT([.B27];SEARCH(&quot;×&quot;;[.B27])-1);&quot;.&quot;;&quot;,&quot;))*72;0);&quot;#,0&quot;);&quot;,&quot;;&quot;.&quot;)" office:value-type="string" office:string-value="73.0">
            <text:p>73.0</text:p>
          </table:table-cell>
          <table:table-cell table:formula="of:=SUBSTITUTE(TEXT(ROUND(VALUE(SUBSTITUTE(RIGHT([.B27];LEN([.B27])-SEARCH(&quot;×&quot;;[.B27]));&quot;.&quot;;&quot;,&quot;))*72;0);&quot;#,0&quot;);&quot;,&quot;;&quot;.&quot;)" office:value-type="string" office:string-value="105.0">
            <text:p>105.0</text:p>
          </table:table-cell>
          <table:table-cell table:formula="of:=&quot;liststore.append([_('&quot;&amp;[.A27]&amp;&quot;'),&quot;&amp;[.C27]&amp;&quot;,&quot;&amp;[.D27]&amp;&quot;])&quot;" office:value-type="string" office:string-value="liststore.append([_('A10'),73.0,105.0])">
            <text:p>liststore.append([_('A10'),73.0,105.0])</text:p>
          </table:table-cell>
        </table:table-row>
        <table:table-row table:style-name="ro1" table:number-rows-repeated="1048532">
          <table:table-cell table:number-columns-repeated="5"/>
        </table:table-row>
        <table:table-row table:style-name="ro2" table:number-rows-repeated="1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Hoja2" table:style-name="ta1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Hoja1.A1:Hoja1.D27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areao </meta:initial-creator>
    <meta:creation-date>2012-09-12T06:47:34</meta:creation-date>
    <dc:date>2012-09-12T21:02:15</dc:date>
    <dc:creator>atareao </dc:creator>
    <meta:editing-duration>PT12H43M20S</meta:editing-duration>
    <meta:editing-cycles>1</meta:editing-cycles>
    <meta:document-statistic meta:table-count="3" meta:cell-count="135" meta:object-count="0"/>
    <meta:generator>LibreOffice/3.5$Linux_X86_64 LibreOffice_project/350m1$Build-2</meta:generator>
  </office:meta>
</office:document-meta>
</file>